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1cm"/>
    </style:style>
    <style:style style:name="co2" style:family="table-column">
      <style:table-column-properties fo:break-before="auto" style:column-width="3.501cm"/>
    </style:style>
    <style:style style:name="co3" style:family="table-column">
      <style:table-column-properties fo:break-before="auto" style:column-width="9.301cm"/>
    </style:style>
    <style:style style:name="co4" style:family="table-column">
      <style:table-column-properties fo:break-before="auto" style:column-width="10.049cm"/>
    </style:style>
    <style:style style:name="co5" style:family="table-column">
      <style:table-column-properties fo:break-before="auto" style:column-width="10.10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di_slogan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es effets des catastroph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di_andeansubregion</text:p>
          </table:table-cell>
          <table:table-cell office:value-type="string">
            <text:p>SubRegión Andina</text:p>
          </table:table-cell>
          <table:table-cell office:value-type="string">
            <text:p>Andean Subregion</text:p>
          </table:table-cell>
          <table:table-cell office:value-type="string">
            <text:p>Sub Região Andina</text:p>
          </table:table-cell>
          <table:table-cell office:value-type="string">
            <text:p>Sous-région and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es effets des catastroph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ies</text:p>
          </table:table-cell>
          <table:table-cell office:value-type="string">
            <text:p>Regiones</text:p>
          </table:table-cell>
          <table:table-cell office:value-type="string">
            <text:p>Regions</text:p>
          </table:table-cell>
          <table:table-cell office:value-type="string">
            <text:p>Regiões</text:p>
          </table:table-cell>
          <table:table-cell office:value-type="string">
            <text:p>Région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virtualreg</text:p>
          </table:table-cell>
          <table:table-cell office:value-type="string">
            <text:p>Regiones Virtuales</text:p>
          </table:table-cell>
          <table:table-cell office:value-type="string">
            <text:p>Virtual regions</text:p>
          </table:table-cell>
          <table:table-cell office:value-type="string">
            <text:p>Regiões Virtuais</text:p>
          </table:table-cell>
          <table:table-cell office:value-type="string">
            <text:p>Régions Virtuel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Échec de la communication. Vérifiez votre connexion Internet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bavail</text:p>
          </table:table-cell>
          <table:table-cell office:value-type="string">
            <text:p>Bases de efectos disponibles</text:p>
          </table:table-cell>
          <table:table-cell office:value-type="string">
            <text:p>Databases of available effects</text:p>
          </table:table-cell>
          <table:table-cell office:value-type="string">
            <text:p>Bancos de efeitos disponíveis</text:p>
          </table:table-cell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existe pas de bases de données disponib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do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Êtes-vous sûr de vouloir arrêter de fumer?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users</text:p>
          </table:table-cell>
          <table:table-cell office:value-type="string">
            <text:p>Usuarios</text:p>
          </table:table-cell>
          <table:table-cell office:value-type="string">
            <text:p>Users</text:p>
          </table:table-cell>
          <table:table-cell office:value-type="string">
            <text:p>Usuários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Login</text:p>
          </table:table-cell>
          <table:table-cell office:value-type="string">
            <text:p>Ingresar</text:p>
          </table:table-cell>
          <table:table-cell office:value-type="string">
            <text:p>Login</text:p>
          </table:table-cell>
          <table:table-cell office:value-type="string">
            <text:p>Entrada</text:p>
          </table:table-cell>
          <table:table-cell office:value-type="string">
            <text:p>Connexio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Logout</text:p>
          </table:table-cell>
          <table:table-cell office:value-type="string">
            <text:p>Salir</text:p>
          </table:table-cell>
          <table:table-cell table:number-columns-repeated="2" office:value-type="string">
            <text:p>Logout</text:p>
          </table:table-cell>
          <table:table-cell office:value-type="string">
            <text:p>Déconnexio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List</text:p>
          </table:table-cell>
          <table:table-cell office:value-type="string">
            <text:p>Listado Regiones</text:p>
          </table:table-cell>
          <table:table-cell office:value-type="string">
            <text:p>Region List</text:p>
          </table:table-cell>
          <table:table-cell office:value-type="string">
            <text:p>Lista de banco de dados</text:p>
          </table:table-cell>
          <table:table-cell office:value-type="string">
            <text:p>La liste de base de donné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redits</text:p>
          </table:table-cell>
          <table:table-cell office:value-type="string">
            <text:p>En alianza estratégica con</text:p>
          </table:table-cell>
          <table:table-cell office:value-type="string">
            <text:p>In strategic alliance with</text:p>
          </table:table-cell>
          <table:table-cell office:value-type="string">
            <text:p>Em convenio estratégico com</text:p>
          </table:table-cell>
          <table:table-cell office:value-type="string">
            <text:p>En alliance stratégique avec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reg1</text:p>
          </table:table-cell>
          <table:table-cell table:number-columns-repeated="2" office:value-type="string">
            <text:p>Asia</text:p>
          </table:table-cell>
          <table:table-cell office:value-type="string">
            <text:p>Ásia</text:p>
          </table:table-cell>
          <table:table-cell office:value-type="string">
            <text:p>As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reg2</text:p>
          </table:table-cell>
          <table:table-cell office:value-type="string">
            <text:p>Centro América</text:p>
          </table:table-cell>
          <table:table-cell office:value-type="string">
            <text:p>Central America</text:p>
          </table:table-cell>
          <table:table-cell office:value-type="string">
            <text:p>América Central</text:p>
          </table:table-cell>
          <table:table-cell office:value-type="string">
            <text:p>Amérique central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reg3</text:p>
          </table:table-cell>
          <table:table-cell office:value-type="string">
            <text:p>Cono Sur</text:p>
          </table:table-cell>
          <table:table-cell office:value-type="string">
            <text:p>Southern Cone</text:p>
          </table:table-cell>
          <table:table-cell office:value-type="string">
            <text:p>Cone Sul</text:p>
          </table:table-cell>
          <table:table-cell office:value-type="string">
            <text:p>Cône Su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reg4</text:p>
          </table:table-cell>
          <table:table-cell table:number-columns-repeated="2" office:value-type="string">
            <text:p>Gran Chaco</text:p>
          </table:table-cell>
          <table:table-cell office:value-type="string">
            <text:p>Grande Chaco</text:p>
          </table:table-cell>
          <table:table-cell office:value-type="string">
            <text:p>Gran Chaco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reg5</text:p>
          </table:table-cell>
          <table:table-cell office:value-type="string">
            <text:p>Norte América</text:p>
          </table:table-cell>
          <table:table-cell office:value-type="string">
            <text:p>North America</text:p>
          </table:table-cell>
          <table:table-cell office:value-type="string">
            <text:p>América do Norte</text:p>
          </table:table-cell>
          <table:table-cell office:value-type="string">
            <text:p>Amérique du Nor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reg6</text:p>
          </table:table-cell>
          <table:table-cell office:value-type="string">
            <text:p>SubRegión Andina</text:p>
          </table:table-cell>
          <table:table-cell office:value-type="string">
            <text:p>Andean Subregion</text:p>
          </table:table-cell>
          <table:table-cell/>
          <table:table-cell office:value-type="string">
            <text:p>Sous-région and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reg7</text:p>
          </table:table-cell>
          <table:table-cell office:value-type="string">
            <text:p>Ciudades</text:p>
          </table:table-cell>
          <table:table-cell office:value-type="string">
            <text:p>Cities</text:p>
          </table:table-cell>
          <table:table-cell office:value-type="string">
            <text:p>Cidades</text:p>
          </table:table-cell>
          <table:table-cell office:value-type="string">
            <text:p>Vil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reg8</text:p>
          </table:table-cell>
          <table:table-cell office:value-type="string">
            <text:p>Gran Chaco Americano</text:p>
          </table:table-cell>
          <table:table-cell office:value-type="string">
            <text:p>Great American Chaco</text:p>
          </table:table-cell>
          <table:table-cell office:value-type="string">
            <text:p>Grande Chaco Americano</text:p>
          </table:table-cell>
          <table:table-cell office:value-type="string">
            <text:p>Gran Chaco Americano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pyright</text:p>
          </table:table-cell>
          <table:table-cell table:number-columns-repeated="2" office:value-type="string">
            <text:p>(c) 1998-2010 Corporación OSSO - Colombia</text:p>
          </table:table-cell>
          <table:table-cell office:value-type="string">
            <text:p>(c) 1998-2010 Corporação OSSO - Colômbia</text:p>
          </table:table-cell>
          <table:table-cell office:value-type="string">
            <text:p>(c) 1998-2010 Corporación OSSO - Colombi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BOL</text:p>
          </table:table-cell>
          <table:table-cell table:number-columns-repeated="2" office:value-type="string">
            <text:p>Bolivia</text:p>
          </table:table-cell>
          <table:table-cell office:value-type="string">
            <text:p>Bolívia</text:p>
          </table:table-cell>
          <table:table-cell office:value-type="string">
            <text:p>Boliv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ECU</text:p>
          </table:table-cell>
          <table:table-cell table:number-columns-repeated="2" office:value-type="string">
            <text:p>Ecuador</text:p>
          </table:table-cell>
          <table:table-cell office:value-type="string">
            <text:p>Equador</text:p>
          </table:table-cell>
          <table:table-cell office:value-type="string">
            <text:p>Équ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COL</text:p>
          </table:table-cell>
          <table:table-cell table:number-columns-repeated="2" office:value-type="string">
            <text:p>Colombia</text:p>
          </table:table-cell>
          <table:table-cell office:value-type="string">
            <text:p>Colômbia</text:p>
          </table:table-cell>
          <table:table-cell office:value-type="string">
            <text:p>Colomb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PER</text:p>
          </table:table-cell>
          <table:table-cell table:number-columns-repeated="3" office:value-type="string">
            <text:p>Perú</text:p>
          </table:table-cell>
          <table:table-cell office:value-type="string">
            <text:p>Pérou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VEN</text:p>
          </table:table-cell>
          <table:table-cell table:number-columns-repeated="4" office:value-type="string">
            <text:p>Venezuel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1">05/11/2010</text:date>, <text:time>05:28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dc:date>2010-05-11T05:28:47</dc:date>
    <meta:editing-cycles>3</meta:editing-cycles>
    <meta:editing-duration>PT7M49S</meta:editing-duration>
    <meta:user-defined meta:name="Info 1"/>
    <meta:user-defined meta:name="Info 2"/>
    <meta:user-defined meta:name="Info 3"/>
    <meta:user-defined meta:name="Info 4"/>
    <meta:document-statistic meta:table-count="1" meta:cell-count="191"/>
  </office:meta>
</office:document-meta>
</file>